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7559in" svg:height="7.435in" svg:x="5.9283in" svg:y="0.4709in">
            <draw:object draw:notify-on-update-of-ranges="Sheet1.A1:Sheet1.A1 Sheet1.A2:Sheet1.A14 Sheet1.B1:Sheet1.B1 Sheet1.B2:Sheet1.B14 Sheet1.C1:Sheet1.C1 Sheet1.C2:Sheet1.C14 Sheet1.D1:Sheet1.D1 Sheet1.D2:Sheet1.D14 Sheet1.E1:Sheet1.E1 Sheet1.E2:Sheet1.E14 Sheet1.F1:Sheet1.F1 Sheet1.F2:Sheet1.F14 Sheet1.G1:Sheet1.G1 Sheet1.G2:Sheet1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PlainTest</text:p>
          </table:table-cell>
          <table:table-cell office:value-type="string" calcext:value-type="string">
            <text:p>AlphaOptimizeNoJVMJitTest</text:p>
          </table:table-cell>
          <table:table-cell office:value-type="string" calcext:value-type="string">
            <text:p>AlphaOptimizeTest</text:p>
          </table:table-cell>
          <table:table-cell office:value-type="string" calcext:value-type="string">
            <text:p>FullWarmUp20Test</text:p>
          </table:table-cell>
          <table:table-cell office:value-type="string" calcext:value-type="string">
            <text:p>FullWarmUp100Test</text:p>
          </table:table-cell>
          <table:table-cell office:value-type="string" calcext:value-type="string">
            <text:p>AlphaAndFullWarmUp100Test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6" calcext:value-type="float">
            <text:p>1.616</text:p>
          </table:table-cell>
          <table:table-cell office:value-type="float" office:value="3.7915" calcext:value-type="float">
            <text:p>3.7915</text:p>
          </table:table-cell>
          <table:table-cell office:value-type="float" office:value="7.07139291063405" calcext:value-type="float">
            <text:p>7.0713929106</text:p>
          </table:table-cell>
          <table:table-cell office:value-type="float" office:value="12.1824087956022" calcext:value-type="float">
            <text:p>12.1824087956</text:p>
          </table:table-cell>
          <table:table-cell office:value-type="float" office:value="16.068" calcext:value-type="float">
            <text:p>16.068</text:p>
          </table:table-cell>
          <table:table-cell office:value-type="float" office:value="15.685" calcext:value-type="float">
            <text:p>15.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8110944527736" calcext:value-type="float">
            <text:p>3.7811094453</text:p>
          </table:table-cell>
          <table:table-cell office:value-type="float" office:value="3.4805" calcext:value-type="float">
            <text:p>3.4805</text:p>
          </table:table-cell>
          <table:table-cell office:value-type="float" office:value="18.0999500249875" calcext:value-type="float">
            <text:p>18.099950025</text:p>
          </table:table-cell>
          <table:table-cell office:value-type="float" office:value="17.2545" calcext:value-type="float">
            <text:p>17.2545</text:p>
          </table:table-cell>
          <table:table-cell office:value-type="float" office:value="21.543728135932" calcext:value-type="float">
            <text:p>21.5437281359</text:p>
          </table:table-cell>
          <table:table-cell office:value-type="float" office:value="19.9451645064806" calcext:value-type="float">
            <text:p>19.94516450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682975536695" calcext:value-type="float">
            <text:p>3.4682975537</text:p>
          </table:table-cell>
          <table:table-cell office:value-type="float" office:value="8.03948025987006" calcext:value-type="float">
            <text:p>8.0394802599</text:p>
          </table:table-cell>
          <table:table-cell office:value-type="float" office:value="20.1685" calcext:value-type="float">
            <text:p>20.1685</text:p>
          </table:table-cell>
          <table:table-cell office:value-type="float" office:value="20.14" calcext:value-type="float">
            <text:p>20.14</text:p>
          </table:table-cell>
          <table:table-cell office:value-type="float" office:value="21.5355" calcext:value-type="float">
            <text:p>21.5355</text:p>
          </table:table-cell>
          <table:table-cell office:value-type="float" office:value="21.4215" calcext:value-type="float">
            <text:p>21.42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6215" calcext:value-type="float">
            <text:p>11.6215</text:p>
          </table:table-cell>
          <table:table-cell office:value-type="float" office:value="16.1665" calcext:value-type="float">
            <text:p>16.1665</text:p>
          </table:table-cell>
          <table:table-cell office:value-type="float" office:value="20.2265" calcext:value-type="float">
            <text:p>20.2265</text:p>
          </table:table-cell>
          <table:table-cell office:value-type="float" office:value="22.0375" calcext:value-type="float">
            <text:p>22.0375</text:p>
          </table:table-cell>
          <table:table-cell office:value-type="float" office:value="22.14" calcext:value-type="float">
            <text:p>22.14</text:p>
          </table:table-cell>
          <table:table-cell office:value-type="float" office:value="21.2778610694653" calcext:value-type="float">
            <text:p>21.27786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3553223388306" calcext:value-type="float">
            <text:p>18.3553223388</text:p>
          </table:table-cell>
          <table:table-cell office:value-type="float" office:value="20.9365" calcext:value-type="float">
            <text:p>20.9365</text:p>
          </table:table-cell>
          <table:table-cell office:value-type="float" office:value="19.6415" calcext:value-type="float">
            <text:p>19.6415</text:p>
          </table:table-cell>
          <table:table-cell office:value-type="float" office:value="22.0915" calcext:value-type="float">
            <text:p>22.0915</text:p>
          </table:table-cell>
          <table:table-cell office:value-type="float" office:value="22.2525" calcext:value-type="float">
            <text:p>22.2525</text:p>
          </table:table-cell>
          <table:table-cell office:value-type="float" office:value="21.482" calcext:value-type="float">
            <text:p>21.4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889" calcext:value-type="float">
            <text:p>20.889</text:p>
          </table:table-cell>
          <table:table-cell office:value-type="float" office:value="20.2805" calcext:value-type="float">
            <text:p>20.2805</text:p>
          </table:table-cell>
          <table:table-cell office:value-type="float" office:value="20.676" calcext:value-type="float">
            <text:p>20.676</text:p>
          </table:table-cell>
          <table:table-cell office:value-type="float" office:value="21.5077461269365" calcext:value-type="float">
            <text:p>21.5077461269</text:p>
          </table:table-cell>
          <table:table-cell office:value-type="float" office:value="17.1635" calcext:value-type="float">
            <text:p>17.1635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5975" calcext:value-type="float">
            <text:p>21.5975</text:p>
          </table:table-cell>
          <table:table-cell office:value-type="float" office:value="16.4977556109726" calcext:value-type="float">
            <text:p>16.497755611</text:p>
          </table:table-cell>
          <table:table-cell office:value-type="float" office:value="19.0619690154923" calcext:value-type="float">
            <text:p>19.0619690155</text:p>
          </table:table-cell>
          <table:table-cell office:value-type="float" office:value="21.8135" calcext:value-type="float">
            <text:p>21.8135</text:p>
          </table:table-cell>
          <table:table-cell office:value-type="float" office:value="22.4387806096952" calcext:value-type="float">
            <text:p>22.4387806097</text:p>
          </table:table-cell>
          <table:table-cell office:value-type="float" office:value="21.196" calcext:value-type="float">
            <text:p>21.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0255" calcext:value-type="float">
            <text:p>19.0255</text:p>
          </table:table-cell>
          <table:table-cell office:value-type="float" office:value="18.917" calcext:value-type="float">
            <text:p>18.917</text:p>
          </table:table-cell>
          <table:table-cell office:value-type="float" office:value="20.5635" calcext:value-type="float">
            <text:p>20.5635</text:p>
          </table:table-cell>
          <table:table-cell office:value-type="float" office:value="20.98" calcext:value-type="float">
            <text:p>20.98</text:p>
          </table:table-cell>
          <table:table-cell office:value-type="float" office:value="20.3825" calcext:value-type="float">
            <text:p>20.3825</text:p>
          </table:table-cell>
          <table:table-cell office:value-type="float" office:value="20.524" calcext:value-type="float">
            <text:p>20.5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2392821535394" calcext:value-type="float">
            <text:p>20.2392821535</text:p>
          </table:table-cell>
          <table:table-cell office:value-type="float" office:value="21.869" calcext:value-type="float">
            <text:p>21.869</text:p>
          </table:table-cell>
          <table:table-cell office:value-type="float" office:value="17.141" calcext:value-type="float">
            <text:p>17.141</text:p>
          </table:table-cell>
          <table:table-cell office:value-type="float" office:value="21.826" calcext:value-type="float">
            <text:p>21.826</text:p>
          </table:table-cell>
          <table:table-cell office:value-type="float" office:value="19.182" calcext:value-type="float">
            <text:p>19.182</text:p>
          </table:table-cell>
          <table:table-cell office:value-type="float" office:value="21.6015" calcext:value-type="float">
            <text:p>21.6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987" calcext:value-type="float">
            <text:p>21.987</text:p>
          </table:table-cell>
          <table:table-cell office:value-type="float" office:value="19.9150424787606" calcext:value-type="float">
            <text:p>19.9150424788</text:p>
          </table:table-cell>
          <table:table-cell office:value-type="float" office:value="18.7788507967166" calcext:value-type="float">
            <text:p>18.7788507967</text:p>
          </table:table-cell>
          <table:table-cell office:value-type="float" office:value="21.8395" calcext:value-type="float">
            <text:p>21.8395</text:p>
          </table:table-cell>
          <table:table-cell office:value-type="float" office:value="21.4005" calcext:value-type="float">
            <text:p>21.4005</text:p>
          </table:table-cell>
          <table:table-cell office:value-type="float" office:value="21.536231884058" calcext:value-type="float">
            <text:p>21.53623188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767" calcext:value-type="float">
            <text:p>21.767</text:p>
          </table:table-cell>
          <table:table-cell office:value-type="float" office:value="18.9515" calcext:value-type="float">
            <text:p>18.9515</text:p>
          </table:table-cell>
          <table:table-cell office:value-type="float" office:value="16.095" calcext:value-type="float">
            <text:p>16.095</text:p>
          </table:table-cell>
          <table:table-cell office:value-type="float" office:value="22.0419790104948" calcext:value-type="float">
            <text:p>22.0419790105</text:p>
          </table:table-cell>
          <table:table-cell office:value-type="float" office:value="21.631" calcext:value-type="float">
            <text:p>21.631</text:p>
          </table:table-cell>
          <table:table-cell office:value-type="float" office:value="21.4655" calcext:value-type="float">
            <text:p>21.4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.903" calcext:value-type="float">
            <text:p>21.903</text:p>
          </table:table-cell>
          <table:table-cell office:value-type="float" office:value="20.726" calcext:value-type="float">
            <text:p>20.726</text:p>
          </table:table-cell>
          <table:table-cell office:value-type="float" office:value="17.5312343828086" calcext:value-type="float">
            <text:p>17.5312343828</text:p>
          </table:table-cell>
          <table:table-cell office:value-type="float" office:value="18.8551448551449" calcext:value-type="float">
            <text:p>18.8551448551</text:p>
          </table:table-cell>
          <table:table-cell office:value-type="float" office:value="15.8405" calcext:value-type="float">
            <text:p>15.8405</text:p>
          </table:table-cell>
          <table:table-cell office:value-type="float" office:value="20.7615" calcext:value-type="float">
            <text:p>20.761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5:42:28.529695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ya Kobayashi</meta:initial-creator>
    <meta:creation-date>2015-07-16T18:34:26.280221208</meta:creation-date>
    <dc:date>2015-07-28T17:22:15.794449272</dc:date>
    <dc:creator>Toshiya Kobayashi</dc:creator>
    <meta:editing-duration>PT3H9M17S</meta:editing-duration>
    <meta:editing-cycles>13</meta:editing-cycles>
    <meta:generator>LibreOffice/4.2.8.2$Linux_X86_64 LibreOffice_project/420$Build-2</meta:generator>
    <meta:document-statistic meta:table-count="2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941cm" svg:height="18.886cm" xlink:href=".." xlink:type="simple" chart:class="chart:line" chart:style-name="ch1">
        <chart:legend chart:legend-position="end" svg:x="29.073cm" svg:y="7.899cm" style:legend-expansion="high" chart:style-name="ch2"/>
        <chart:plot-area chart:style-name="ch3" table:cell-range-address="Sheet1.A1:Sheet1.G14" chart:data-source-has-labels="both" svg:x="1.709cm" svg:y="0.377cm" svg:width="26.666cm" svg:height="17.151cm">
          <chartooo:coordinate-region svg:x="2.33cm" svg:y="0.576cm" svg:width="25.858cm" svg:height="16.305cm"/>
          <chart:axis chart:dimension="x" chart:name="primary-x" chart:style-name="ch4" chartooo:axis-type="text">
            <chart:title svg:x="14.72cm" svg:y="17.905cm" chart:style-name="ch5">
              <text:p>sec</text:p>
            </chart:title>
            <chart:categories table:cell-range-address="Sheet1.A2:Sheet1.A14"/>
          </chart:axis>
          <chart:axis chart:dimension="y" chart:name="primary-y" chart:style-name="ch4">
            <chart:title svg:x="0.451cm" svg:y="10.544cm" chart:style-name="ch6">
              <text:p>throughput (num/ms)</text:p>
            </chart:title>
            <chart:grid chart:style-name="ch7" chart:class="major"/>
          </chart:axis>
          <chart:series chart:style-name="ch8" chart:values-cell-range-address="Sheet1.B2:Sheet1.B14" chart:label-cell-address="Sheet1.B1:Sheet1.B1" chart:class="chart:line">
            <chart:data-point chart:repeated="13"/>
          </chart:series>
          <chart:series chart:style-name="ch9" chart:values-cell-range-address="Sheet1.C2:Sheet1.C14" chart:label-cell-address="Sheet1.C1:Sheet1.C1" chart:class="chart:line">
            <chart:data-point chart:repeated="13"/>
          </chart:series>
          <chart:series chart:style-name="ch10" chart:values-cell-range-address="Sheet1.D2:Sheet1.D14" chart:label-cell-address="Sheet1.D1:Sheet1.D1" chart:class="chart:line">
            <chart:data-point chart:repeated="13"/>
          </chart:series>
          <chart:series chart:style-name="ch11" chart:values-cell-range-address="Sheet1.E2:Sheet1.E14" chart:label-cell-address="Sheet1.E1:Sheet1.E1" chart:class="chart:line">
            <chart:data-point chart:repeated="13"/>
          </chart:series>
          <chart:series chart:style-name="ch12" chart:values-cell-range-address="Sheet1.F2:Sheet1.F14" chart:label-cell-address="Sheet1.F1:Sheet1.F1" chart:class="chart:line">
            <chart:data-point chart:repeated="13"/>
          </chart:series>
          <chart:series chart:style-name="ch13" chart:values-cell-range-address="Sheet1.G2:Sheet1.G14" chart:label-cell-address="Sheet1.G1:Sheet1.G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Test</text:p>
                <draw:g>
                  <svg:desc>Sheet1.B1:Sheet1.B1</svg:desc>
                </draw:g>
              </table:table-cell>
              <table:table-cell office:value-type="string">
                <text:p>AlphaOptimizeNoJVMJitTest</text:p>
                <draw:g>
                  <svg:desc>Sheet1.C1:Sheet1.C1</svg:desc>
                </draw:g>
              </table:table-cell>
              <table:table-cell office:value-type="string">
                <text:p>AlphaOptimizeTest</text:p>
                <draw:g>
                  <svg:desc>Sheet1.D1:Sheet1.D1</svg:desc>
                </draw:g>
              </table:table-cell>
              <table:table-cell office:value-type="string">
                <text:p>FullWarmUp20Test</text:p>
                <draw:g>
                  <svg:desc>Sheet1.E1:Sheet1.E1</svg:desc>
                </draw:g>
              </table:table-cell>
              <table:table-cell office:value-type="string">
                <text:p>FullWarmUp100Test</text:p>
                <draw:g>
                  <svg:desc>Sheet1.F1:Sheet1.F1</svg:desc>
                </draw:g>
              </table:table-cell>
              <table:table-cell office:value-type="string">
                <text:p>AlphaAndFullWarmUp100Te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  <table:table-cell office:value-type="float" office:value="0">
                <text:p>0</text:p>
                <draw:g>
                  <svg:desc>Sheet1.F2:Sheet1.F14</svg:desc>
                </draw:g>
              </table:table-cell>
              <table:table-cell office:value-type="float" office:value="0">
                <text:p>0</text:p>
                <draw:g>
                  <svg:desc>Sheet1.G2:Sheet1.G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16">
                <text:p>1.616</text:p>
              </table:table-cell>
              <table:table-cell office:value-type="float" office:value="3.7915">
                <text:p>3.7915</text:p>
              </table:table-cell>
              <table:table-cell office:value-type="float" office:value="7.07139291063405">
                <text:p>7.07139291063405</text:p>
              </table:table-cell>
              <table:table-cell office:value-type="float" office:value="12.1824087956022">
                <text:p>12.1824087956022</text:p>
              </table:table-cell>
              <table:table-cell office:value-type="float" office:value="16.068">
                <text:p>16.068</text:p>
              </table:table-cell>
              <table:table-cell office:value-type="float" office:value="15.685">
                <text:p>15.6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8110944527736">
                <text:p>3.78110944527736</text:p>
              </table:table-cell>
              <table:table-cell office:value-type="float" office:value="3.4805">
                <text:p>3.4805</text:p>
              </table:table-cell>
              <table:table-cell office:value-type="float" office:value="18.0999500249875">
                <text:p>18.0999500249875</text:p>
              </table:table-cell>
              <table:table-cell office:value-type="float" office:value="17.2545">
                <text:p>17.2545</text:p>
              </table:table-cell>
              <table:table-cell office:value-type="float" office:value="21.543728135932">
                <text:p>21.543728135932</text:p>
              </table:table-cell>
              <table:table-cell office:value-type="float" office:value="19.9451645064806">
                <text:p>19.94516450648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4682975536695">
                <text:p>3.4682975536695</text:p>
              </table:table-cell>
              <table:table-cell office:value-type="float" office:value="8.03948025987006">
                <text:p>8.03948025987006</text:p>
              </table:table-cell>
              <table:table-cell office:value-type="float" office:value="20.1685">
                <text:p>20.1685</text:p>
              </table:table-cell>
              <table:table-cell office:value-type="float" office:value="20.14">
                <text:p>20.14</text:p>
              </table:table-cell>
              <table:table-cell office:value-type="float" office:value="21.5355">
                <text:p>21.5355</text:p>
              </table:table-cell>
              <table:table-cell office:value-type="float" office:value="21.4215">
                <text:p>21.42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.6215">
                <text:p>11.6215</text:p>
              </table:table-cell>
              <table:table-cell office:value-type="float" office:value="16.1665">
                <text:p>16.1665</text:p>
              </table:table-cell>
              <table:table-cell office:value-type="float" office:value="20.2265">
                <text:p>20.2265</text:p>
              </table:table-cell>
              <table:table-cell office:value-type="float" office:value="22.0375">
                <text:p>22.0375</text:p>
              </table:table-cell>
              <table:table-cell office:value-type="float" office:value="22.14">
                <text:p>22.14</text:p>
              </table:table-cell>
              <table:table-cell office:value-type="float" office:value="21.2778610694653">
                <text:p>21.27786106946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553223388306">
                <text:p>18.3553223388306</text:p>
              </table:table-cell>
              <table:table-cell office:value-type="float" office:value="20.9365">
                <text:p>20.9365</text:p>
              </table:table-cell>
              <table:table-cell office:value-type="float" office:value="19.6415">
                <text:p>19.6415</text:p>
              </table:table-cell>
              <table:table-cell office:value-type="float" office:value="22.0915">
                <text:p>22.0915</text:p>
              </table:table-cell>
              <table:table-cell office:value-type="float" office:value="22.2525">
                <text:p>22.2525</text:p>
              </table:table-cell>
              <table:table-cell office:value-type="float" office:value="21.482">
                <text:p>21.4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.889">
                <text:p>20.889</text:p>
              </table:table-cell>
              <table:table-cell office:value-type="float" office:value="20.2805">
                <text:p>20.2805</text:p>
              </table:table-cell>
              <table:table-cell office:value-type="float" office:value="20.676">
                <text:p>20.676</text:p>
              </table:table-cell>
              <table:table-cell office:value-type="float" office:value="21.5077461269365">
                <text:p>21.5077461269365</text:p>
              </table:table-cell>
              <table:table-cell office:value-type="float" office:value="17.1635">
                <text:p>17.1635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.5975">
                <text:p>21.5975</text:p>
              </table:table-cell>
              <table:table-cell office:value-type="float" office:value="16.4977556109726">
                <text:p>16.4977556109726</text:p>
              </table:table-cell>
              <table:table-cell office:value-type="float" office:value="19.0619690154923">
                <text:p>19.0619690154923</text:p>
              </table:table-cell>
              <table:table-cell office:value-type="float" office:value="21.8135">
                <text:p>21.8135</text:p>
              </table:table-cell>
              <table:table-cell office:value-type="float" office:value="22.4387806096952">
                <text:p>22.4387806096952</text:p>
              </table:table-cell>
              <table:table-cell office:value-type="float" office:value="21.196">
                <text:p>21.1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.0255">
                <text:p>19.0255</text:p>
              </table:table-cell>
              <table:table-cell office:value-type="float" office:value="18.917">
                <text:p>18.917</text:p>
              </table:table-cell>
              <table:table-cell office:value-type="float" office:value="20.5635">
                <text:p>20.5635</text:p>
              </table:table-cell>
              <table:table-cell office:value-type="float" office:value="20.98">
                <text:p>20.98</text:p>
              </table:table-cell>
              <table:table-cell office:value-type="float" office:value="20.3825">
                <text:p>20.3825</text:p>
              </table:table-cell>
              <table:table-cell office:value-type="float" office:value="20.524">
                <text:p>20.5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0.2392821535394">
                <text:p>20.2392821535394</text:p>
              </table:table-cell>
              <table:table-cell office:value-type="float" office:value="21.869">
                <text:p>21.869</text:p>
              </table:table-cell>
              <table:table-cell office:value-type="float" office:value="17.141">
                <text:p>17.141</text:p>
              </table:table-cell>
              <table:table-cell office:value-type="float" office:value="21.826">
                <text:p>21.826</text:p>
              </table:table-cell>
              <table:table-cell office:value-type="float" office:value="19.182">
                <text:p>19.182</text:p>
              </table:table-cell>
              <table:table-cell office:value-type="float" office:value="21.6015">
                <text:p>21.60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.987">
                <text:p>21.987</text:p>
              </table:table-cell>
              <table:table-cell office:value-type="float" office:value="19.9150424787606">
                <text:p>19.9150424787606</text:p>
              </table:table-cell>
              <table:table-cell office:value-type="float" office:value="18.7788507967166">
                <text:p>18.7788507967166</text:p>
              </table:table-cell>
              <table:table-cell office:value-type="float" office:value="21.8395">
                <text:p>21.8395</text:p>
              </table:table-cell>
              <table:table-cell office:value-type="float" office:value="21.4005">
                <text:p>21.4005</text:p>
              </table:table-cell>
              <table:table-cell office:value-type="float" office:value="21.536231884058">
                <text:p>21.53623188405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.767">
                <text:p>21.767</text:p>
              </table:table-cell>
              <table:table-cell office:value-type="float" office:value="18.9515">
                <text:p>18.9515</text:p>
              </table:table-cell>
              <table:table-cell office:value-type="float" office:value="16.095">
                <text:p>16.095</text:p>
              </table:table-cell>
              <table:table-cell office:value-type="float" office:value="22.0419790104948">
                <text:p>22.0419790104948</text:p>
              </table:table-cell>
              <table:table-cell office:value-type="float" office:value="21.631">
                <text:p>21.631</text:p>
              </table:table-cell>
              <table:table-cell office:value-type="float" office:value="21.4655">
                <text:p>21.465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.903">
                <text:p>21.903</text:p>
              </table:table-cell>
              <table:table-cell office:value-type="float" office:value="20.726">
                <text:p>20.726</text:p>
              </table:table-cell>
              <table:table-cell office:value-type="float" office:value="17.5312343828086">
                <text:p>17.5312343828086</text:p>
              </table:table-cell>
              <table:table-cell office:value-type="float" office:value="18.8551448551449">
                <text:p>18.8551448551449</text:p>
              </table:table-cell>
              <table:table-cell office:value-type="float" office:value="15.8405">
                <text:p>15.8405</text:p>
              </table:table-cell>
              <table:table-cell office:value-type="float" office:value="20.7615">
                <text:p>20.7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